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3.72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106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2" table:number-columns-repeated="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16">
            <text:p>75016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16">
            <text:p>265016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14" table:style-name="ce2" office:value-type="float" office:value="985.56740140517">
            <text:p>985,56740141</text:p>
          </table:table-cell>
          <table:table-cell table:style-name="ce2" office:value-type="float" office:value="969.511258843066">
            <text:p>969,51125884</text:p>
          </table:table-cell>
          <table:table-cell table:number-columns-repeated="15" table:style-name="ce2" office:value-type="float" office:value="965.800379615347">
            <text:p>965,80037962</text:p>
          </table:table-cell>
          <table:table-cell table:number-columns-repeated="29" table:style-name="ce2" office:value-type="float" office:value="963.973853936088">
            <text:p>963,97385394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14" office:value-type="float" office:value="629">
            <text:p>629</text:p>
          </table:table-cell>
          <table:table-cell office:value-type="float" office:value="19354">
            <text:p>19354</text:p>
          </table:table-cell>
          <table:table-cell table:number-columns-repeated="15" office:value-type="float" office:value="19814">
            <text:p>19814</text:p>
          </table:table-cell>
          <table:table-cell table:number-columns-repeated="29" office:value-type="float" office:value="39601">
            <text:p>39601</text:p>
          </table:table-cell>
        </table:table-row>
        <table:table-row table:style-name="ro1">
          <table:table-cell office:value-type="string">
            <text:p>Costo Mejores Locales</text:p>
          </table:table-cell>
          <table:table-cell table:style-name="ce2" office:value-type="float" office:value="988.739209609114">
            <text:p>988,73920961</text:p>
          </table:table-cell>
          <table:table-cell table:style-name="ce2" office:value-type="float" office:value="1291.61804808556">
            <text:p>1291,61804809</text:p>
          </table:table-cell>
          <table:table-cell table:style-name="ce2" office:value-type="float" office:value="1268.13211189386">
            <text:p>1268,13211189</text:p>
          </table:table-cell>
          <table:table-cell table:style-name="ce2" office:value-type="float" office:value="1158.49466975244">
            <text:p>1158,49466975</text:p>
          </table:table-cell>
          <table:table-cell table:style-name="ce2" office:value-type="float" office:value="1119.75886575898">
            <text:p>1119,75886576</text:p>
          </table:table-cell>
          <table:table-cell table:style-name="ce2" office:value-type="float" office:value="1145.97417950124">
            <text:p>1145,97417950</text:p>
          </table:table-cell>
          <table:table-cell table:style-name="ce2" office:value-type="float" office:value="1105.59896454908">
            <text:p>1105,59896455</text:p>
          </table:table-cell>
          <table:table-cell table:style-name="ce2" office:value-type="float" office:value="1110.09754956733">
            <text:p>1110,09754957</text:p>
          </table:table-cell>
          <table:table-cell table:style-name="ce2" office:value-type="float" office:value="1015.63471741564">
            <text:p>1015,63471742</text:p>
          </table:table-cell>
          <table:table-cell table:style-name="ce2" office:value-type="float" office:value="1226.99690395298">
            <text:p>1226,99690395</text:p>
          </table:table-cell>
          <table:table-cell table:style-name="ce2" office:value-type="float" office:value="1120.7150661487">
            <text:p>1120,71506615</text:p>
          </table:table-cell>
          <table:table-cell table:style-name="ce2" office:value-type="float" office:value="1078.62076914025">
            <text:p>1078,62076914</text:p>
          </table:table-cell>
          <table:table-cell table:style-name="ce2" office:value-type="float" office:value="1091.42153343774">
            <text:p>1091,42153344</text:p>
          </table:table-cell>
          <table:table-cell table:style-name="ce2" office:value-type="float" office:value="1037.90607309567">
            <text:p>1037,90607310</text:p>
          </table:table-cell>
          <table:table-cell table:style-name="ce2" office:value-type="float" office:value="978.259115197861">
            <text:p>978,25911520</text:p>
          </table:table-cell>
          <table:table-cell table:style-name="ce2" office:value-type="float" office:value="1052.84494409825">
            <text:p>1052,84494410</text:p>
          </table:table-cell>
          <table:table-cell table:style-name="ce2" office:value-type="float" office:value="1187.42204812837">
            <text:p>1187,42204813</text:p>
          </table:table-cell>
          <table:table-cell table:style-name="ce2" office:value-type="float" office:value="1396.62138914333">
            <text:p>1396,62138914</text:p>
          </table:table-cell>
          <table:table-cell table:style-name="ce2" office:value-type="float" office:value="1262.13422886205">
            <text:p>1262,13422886</text:p>
          </table:table-cell>
          <table:table-cell table:style-name="ce2" office:value-type="float" office:value="1186.89461202671">
            <text:p>1186,89461203</text:p>
          </table:table-cell>
          <table:table-cell table:style-name="ce2" office:value-type="float" office:value="1466.18628721587">
            <text:p>1466,18628722</text:p>
          </table:table-cell>
          <table:table-cell table:style-name="ce2" office:value-type="float" office:value="1267.24913534368">
            <text:p>1267,24913534</text:p>
          </table:table-cell>
          <table:table-cell table:style-name="ce2" office:value-type="float" office:value="1208.10987862344">
            <text:p>1208,10987862</text:p>
          </table:table-cell>
          <table:table-cell table:style-name="ce2" office:value-type="float" office:value="1217.61959045999">
            <text:p>1217,61959046</text:p>
          </table:table-cell>
          <table:table-cell table:style-name="ce2" office:value-type="float" office:value="1230.47818530813">
            <text:p>1230,47818531</text:p>
          </table:table-cell>
          <table:table-cell table:style-name="ce2" office:value-type="float" office:value="1170.52163627093">
            <text:p>1170,52163627</text:p>
          </table:table-cell>
          <table:table-cell table:style-name="ce2" office:value-type="float" office:value="1170.24926257028">
            <text:p>1170,24926257</text:p>
          </table:table-cell>
          <table:table-cell table:style-name="ce2" office:value-type="float" office:value="1175.28982330281">
            <text:p>1175,28982330</text:p>
          </table:table-cell>
          <table:table-cell table:style-name="ce2" office:value-type="float" office:value="1194.68773430825">
            <text:p>1194,68773431</text:p>
          </table:table-cell>
          <table:table-cell table:style-name="ce2" office:value-type="float" office:value="1259.24894408354">
            <text:p>1259,24894408</text:p>
          </table:table-cell>
          <table:table-cell table:style-name="ce2" office:value-type="float" office:value="1201.52391069196">
            <text:p>1201,52391069</text:p>
          </table:table-cell>
          <table:table-cell table:style-name="ce2" office:value-type="float" office:value="1329.61187844703">
            <text:p>1329,61187845</text:p>
          </table:table-cell>
          <table:table-cell table:style-name="ce2" office:value-type="float" office:value="1110.68579592672">
            <text:p>1110,68579593</text:p>
          </table:table-cell>
          <table:table-cell table:style-name="ce2" office:value-type="float" office:value="1098.83212852325">
            <text:p>1098,83212852</text:p>
          </table:table-cell>
          <table:table-cell table:style-name="ce2" office:value-type="float" office:value="1216.49199794997">
            <text:p>1216,49199795</text:p>
          </table:table-cell>
          <table:table-cell table:style-name="ce2" office:value-type="float" office:value="1138.43114614444">
            <text:p>1138,43114614</text:p>
          </table:table-cell>
          <table:table-cell table:style-name="ce2" office:value-type="float" office:value="1119.80965459165">
            <text:p>1119,80965459</text:p>
          </table:table-cell>
          <table:table-cell table:style-name="ce2" office:value-type="float" office:value="1316.66958880061">
            <text:p>1316,66958880</text:p>
          </table:table-cell>
          <table:table-cell table:style-name="ce2" office:value-type="float" office:value="1410.21959187657">
            <text:p>1410,21959188</text:p>
          </table:table-cell>
          <table:table-cell table:style-name="ce2" office:value-type="float" office:value="1164.201464903">
            <text:p>1164,20146490</text:p>
          </table:table-cell>
          <table:table-cell table:style-name="ce2" office:value-type="float" office:value="1321.2475316507">
            <text:p>1321,24753165</text:p>
          </table:table-cell>
          <table:table-cell table:style-name="ce2" office:value-type="float" office:value="1057.1584017689">
            <text:p>1057,15840177</text:p>
          </table:table-cell>
          <table:table-cell table:style-name="ce2" office:value-type="float" office:value="1287.81656963349">
            <text:p>1287,81656963</text:p>
          </table:table-cell>
          <table:table-cell table:style-name="ce2" office:value-type="float" office:value="1242.27739222177">
            <text:p>1242,27739222</text:p>
          </table:table-cell>
          <table:table-cell table:style-name="ce2" office:value-type="float" office:value="1303.01473691032">
            <text:p>1303,01473691</text:p>
          </table:table-cell>
          <table:table-cell table:style-name="ce2" office:value-type="float" office:value="1249.13239864">
            <text:p>1249,13239864</text:p>
          </table:table-cell>
          <table:table-cell table:style-name="ce2" office:value-type="float" office:value="1180.66712945907">
            <text:p>1180,66712946</text:p>
          </table:table-cell>
          <table:table-cell table:style-name="ce2" office:value-type="float" office:value="1331.09002065677">
            <text:p>1331,09002066</text:p>
          </table:table-cell>
          <table:table-cell table:style-name="ce2" office:value-type="float" office:value="1174.6061349469">
            <text:p>1174,60613495</text:p>
          </table:table-cell>
          <table:table-cell table:style-name="ce2" office:value-type="float" office:value="1263.98514877183">
            <text:p>1263,98514877</text:p>
          </table:table-cell>
          <table:table-cell table:style-name="ce2" office:value-type="float" office:value="1155.8281622503">
            <text:p>1155,82816225</text:p>
          </table:table-cell>
          <table:table-cell table:style-name="ce2" office:value-type="float" office:value="1180.89871886877">
            <text:p>1180,89871887</text:p>
          </table:table-cell>
          <table:table-cell table:style-name="ce2" office:value-type="float" office:value="1332.31767280161">
            <text:p>1332,31767280</text:p>
          </table:table-cell>
          <table:table-cell table:style-name="ce2" office:value-type="float" office:value="1191.13792093459">
            <text:p>1191,13792093</text:p>
          </table:table-cell>
          <table:table-cell table:style-name="ce2" office:value-type="float" office:value="1158.51159654439">
            <text:p>1158,51159654</text:p>
          </table:table-cell>
          <table:table-cell table:style-name="ce2" office:value-type="float" office:value="1063.42224534827">
            <text:p>1063,42224535</text:p>
          </table:table-cell>
          <table:table-cell table:style-name="ce2" office:value-type="float" office:value="1047.83379457246">
            <text:p>1047,83379457</text:p>
          </table:table-cell>
          <table:table-cell table:style-name="ce2" office:value-type="float" office:value="999.415576428441">
            <text:p>999,41557643</text:p>
          </table:table-cell>
          <table:table-cell table:style-name="ce2" office:value-type="float" office:value="1271.24835754854">
            <text:p>1271,24835755</text:p>
          </table:table-cell>
        </table:table-row>
        <table:table-row table:style-name="ro1">
          <table:table-cell office:value-type="string">
            <text:p>Generacion Local</text:p>
          </table:table-cell>
          <table:table-cell office:value-type="float" office:value="1300">
            <text:p>1300</text:p>
          </table:table-cell>
          <table:table-cell office:value-type="float" office:value="2580">
            <text:p>2580</text:p>
          </table:table-cell>
          <table:table-cell office:value-type="float" office:value="3868">
            <text:p>3868</text:p>
          </table:table-cell>
          <table:table-cell office:value-type="float" office:value="5156">
            <text:p>5156</text:p>
          </table:table-cell>
          <table:table-cell office:value-type="float" office:value="6460">
            <text:p>6460</text:p>
          </table:table-cell>
          <table:table-cell office:value-type="float" office:value="7767">
            <text:p>7767</text:p>
          </table:table-cell>
          <table:table-cell office:value-type="float" office:value="9074">
            <text:p>9074</text:p>
          </table:table-cell>
          <table:table-cell office:value-type="float" office:value="10388">
            <text:p>10388</text:p>
          </table:table-cell>
          <table:table-cell office:value-type="float" office:value="11693">
            <text:p>11693</text:p>
          </table:table-cell>
          <table:table-cell office:value-type="float" office:value="12990">
            <text:p>12990</text:p>
          </table:table-cell>
          <table:table-cell office:value-type="float" office:value="14286">
            <text:p>14286</text:p>
          </table:table-cell>
          <table:table-cell office:value-type="float" office:value="15593">
            <text:p>15593</text:p>
          </table:table-cell>
          <table:table-cell office:value-type="float" office:value="16891">
            <text:p>16891</text:p>
          </table:table-cell>
          <table:table-cell office:value-type="float" office:value="18201">
            <text:p>18201</text:p>
          </table:table-cell>
          <table:table-cell office:value-type="float" office:value="19506">
            <text:p>19506</text:p>
          </table:table-cell>
          <table:table-cell office:value-type="float" office:value="20818">
            <text:p>20818</text:p>
          </table:table-cell>
          <table:table-cell office:value-type="float" office:value="22118">
            <text:p>22118</text:p>
          </table:table-cell>
          <table:table-cell office:value-type="float" office:value="23392">
            <text:p>23392</text:p>
          </table:table-cell>
          <table:table-cell office:value-type="float" office:value="24666">
            <text:p>24666</text:p>
          </table:table-cell>
          <table:table-cell office:value-type="float" office:value="25930">
            <text:p>25930</text:p>
          </table:table-cell>
          <table:table-cell office:value-type="float" office:value="27213">
            <text:p>27213</text:p>
          </table:table-cell>
          <table:table-cell office:value-type="float" office:value="28492">
            <text:p>28492</text:p>
          </table:table-cell>
          <table:table-cell office:value-type="float" office:value="29778">
            <text:p>29778</text:p>
          </table:table-cell>
          <table:table-cell office:value-type="float" office:value="31064">
            <text:p>31064</text:p>
          </table:table-cell>
          <table:table-cell office:value-type="float" office:value="32370">
            <text:p>32370</text:p>
          </table:table-cell>
          <table:table-cell office:value-type="float" office:value="33664">
            <text:p>33664</text:p>
          </table:table-cell>
          <table:table-cell office:value-type="float" office:value="34952">
            <text:p>34952</text:p>
          </table:table-cell>
          <table:table-cell office:value-type="float" office:value="36238">
            <text:p>36238</text:p>
          </table:table-cell>
          <table:table-cell office:value-type="float" office:value="37512">
            <text:p>37512</text:p>
          </table:table-cell>
          <table:table-cell office:value-type="float" office:value="38786">
            <text:p>38786</text:p>
          </table:table-cell>
          <table:table-cell office:value-type="float" office:value="40065">
            <text:p>40065</text:p>
          </table:table-cell>
          <table:table-cell office:value-type="float" office:value="41355">
            <text:p>41355</text:p>
          </table:table-cell>
          <table:table-cell office:value-type="float" office:value="42650">
            <text:p>42650</text:p>
          </table:table-cell>
          <table:table-cell office:value-type="float" office:value="43956">
            <text:p>43956</text:p>
          </table:table-cell>
          <table:table-cell office:value-type="float" office:value="45265">
            <text:p>45265</text:p>
          </table:table-cell>
          <table:table-cell office:value-type="float" office:value="46554">
            <text:p>46554</text:p>
          </table:table-cell>
          <table:table-cell office:value-type="float" office:value="47859">
            <text:p>47859</text:p>
          </table:table-cell>
          <table:table-cell office:value-type="float" office:value="49163">
            <text:p>49163</text:p>
          </table:table-cell>
          <table:table-cell office:value-type="float" office:value="50436">
            <text:p>50436</text:p>
          </table:table-cell>
          <table:table-cell office:value-type="float" office:value="51702">
            <text:p>51702</text:p>
          </table:table-cell>
          <table:table-cell office:value-type="float" office:value="52970">
            <text:p>52970</text:p>
          </table:table-cell>
          <table:table-cell office:value-type="float" office:value="54245">
            <text:p>54245</text:p>
          </table:table-cell>
          <table:table-cell office:value-type="float" office:value="55549">
            <text:p>55549</text:p>
          </table:table-cell>
          <table:table-cell office:value-type="float" office:value="56819">
            <text:p>56819</text:p>
          </table:table-cell>
          <table:table-cell office:value-type="float" office:value="58091">
            <text:p>58091</text:p>
          </table:table-cell>
          <table:table-cell office:value-type="float" office:value="59366">
            <text:p>59366</text:p>
          </table:table-cell>
          <table:table-cell office:value-type="float" office:value="60652">
            <text:p>60652</text:p>
          </table:table-cell>
          <table:table-cell office:value-type="float" office:value="61931">
            <text:p>61931</text:p>
          </table:table-cell>
          <table:table-cell office:value-type="float" office:value="63221">
            <text:p>63221</text:p>
          </table:table-cell>
          <table:table-cell office:value-type="float" office:value="64518">
            <text:p>64518</text:p>
          </table:table-cell>
          <table:table-cell office:value-type="float" office:value="65822">
            <text:p>65822</text:p>
          </table:table-cell>
          <table:table-cell office:value-type="float" office:value="67121">
            <text:p>67121</text:p>
          </table:table-cell>
          <table:table-cell office:value-type="float" office:value="68390">
            <text:p>68390</text:p>
          </table:table-cell>
          <table:table-cell office:value-type="float" office:value="69665">
            <text:p>69665</text:p>
          </table:table-cell>
          <table:table-cell office:value-type="float" office:value="70944">
            <text:p>70944</text:p>
          </table:table-cell>
          <table:table-cell office:value-type="float" office:value="72237">
            <text:p>72237</text:p>
          </table:table-cell>
          <table:table-cell office:value-type="float" office:value="73541">
            <text:p>73541</text:p>
          </table:table-cell>
          <table:table-cell office:value-type="float" office:value="74842">
            <text:p>74842</text:p>
          </table:table-cell>
          <table:table-cell office:value-type="float" office:value="76127">
            <text:p>76127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969.655971811734">
            <text:p>969,66</text:p>
          </table:table-cell>
          <table:table-cell table:number-columns-repeated="58"/>
        </table:table-row>
        <table:table-row table:style-name="ro2">
          <table:table-cell office:value-type="string">
            <text:p>Varianza:</text:p>
          </table:table-cell>
          <table:table-cell table:formula="oooc:=VAR([.B2:.BH2])" office:value-type="float" office:value="81.0990092507154">
            <text:p>81,1</text:p>
          </table:table-cell>
          <table:table-cell table:number-columns-repeated="58"/>
        </table:table-row>
        <table:table-row table:style-name="ro1">
          <table:table-cell table:number-columns-repeated="60"/>
        </table:table-row>
        <table:table-row table:style-name="ro1">
          <table:table-cell>
            <draw:frame table:end-cell-address="Hoja1.E25" table:end-x="2.351cm" table:end-y="0.326cm" draw:z-index="0" draw:style-name="gr1" svg:width="16.99cm" svg:height="6.987cm" svg:x="0.083cm" svg:y="0.114cm">
              <draw:object draw:notify-on-update-of-ranges="Hoja1.A1:Hoja1.A1 Hoja1.B1:Hoja1.BH1 Hoja1.A2:Hoja1.A2 Hoja1.B2:Hoja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letter-kerning="tru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">
      <number:number number:decimal-places="8"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2:25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Cristhian Daniel Parra Trepowski</dc:creator>
    <dc:date>2007-12-27T12:25:20</dc:date>
    <meta:editing-cycles>1</meta:editing-cycles>
    <meta:editing-duration>PT5M59S</meta:editing-duration>
    <meta:user-defined meta:name="Info 1"/>
    <meta:user-defined meta:name="Info 2"/>
    <meta:user-defined meta:name="Info 3"/>
    <meta:user-defined meta:name="Info 4"/>
    <meta:document-statistic meta:table-count="1" meta:cell-count="3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6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106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6.991cm" svg:height="6.988cm" chart:class="chart:scatter" chart:style-name="ch1">
        <chart:title svg:x="7.423cm" svg:y="0.14cm" chart:style-name="ch2">
          <text:p>Prueba # 4</text:p>
        </chart:title>
        <chart:legend chart:legend-position="end" svg:x="15.262cm" svg:y="3.187cm" chart:style-name="ch3"/>
        <chart:plot-area chart:style-name="ch4" table:cell-range-address="Hoja1.A1:Hoja1.BH2" chart:data-source-has-labels="column" svg:x="0.477cm" svg:y="0.782cm" svg:width="14.446cm" svg:height="5.989cm">
          <chart:axis chart:dimension="x" chart:name="primary-x" chart:style-name="ch5">
            <chart:title svg:x="7.497cm" svg:y="6.313cm" chart:style-name="ch6">
              <text:p>tiempo</text:p>
            </chart:title>
          </chart:axis>
          <chart:axis chart:dimension="y" chart:name="primary-y" chart:style-name="ch7">
            <chart:title svg:x="0.34cm" svg:y="3.874cm" chart:style-name="ch8">
              <text:p>costo</text:p>
            </chart:title>
            <chart:grid chart:style-name="ch9" chart:class="major"/>
          </chart:axis>
          <chart:series chart:style-name="ch10" chart:values-cell-range-address="Hoja1.B2:Hoja1.BH2" chart:label-cell-address="Hoja1.A2:Hoja1.A2" chart:class="chart:scatter">
            <chart:domain table:cell-range-address="Hoja1.B1:Hoja1.BH1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  <table:table-cell office:value-type="float" office:value="45000">
                <text:p>45000</text:p>
              </table:table-cell>
              <table:table-cell office:value-type="float" office:value="50000">
                <text:p>50000</text:p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  <table:table-cell office:value-type="float" office:value="65000">
                <text:p>65000</text:p>
              </table:table-cell>
              <table:table-cell office:value-type="float" office:value="70000">
                <text:p>70000</text:p>
              </table:table-cell>
              <table:table-cell office:value-type="float" office:value="75016">
                <text:p>75016</text:p>
              </table:table-cell>
              <table:table-cell office:value-type="float" office:value="80000">
                <text:p>80000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  <table:table-cell office:value-type="float" office:value="95000">
                <text:p>95000</text:p>
              </table:table-cell>
              <table:table-cell office:value-type="float" office:value="100000">
                <text:p>100000</text:p>
              </table:table-cell>
              <table:table-cell office:value-type="float" office:value="105000">
                <text:p>105000</text:p>
              </table:table-cell>
              <table:table-cell office:value-type="float" office:value="110000">
                <text:p>110000</text:p>
              </table:table-cell>
              <table:table-cell office:value-type="float" office:value="115000">
                <text:p>115000</text:p>
              </table:table-cell>
              <table:table-cell office:value-type="float" office:value="120000">
                <text:p>120000</text:p>
              </table:table-cell>
              <table:table-cell office:value-type="float" office:value="125000">
                <text:p>125000</text:p>
              </table:table-cell>
              <table:table-cell office:value-type="float" office:value="130000">
                <text:p>130000</text:p>
              </table:table-cell>
              <table:table-cell office:value-type="float" office:value="135000">
                <text:p>135000</text:p>
              </table:table-cell>
              <table:table-cell office:value-type="float" office:value="140000">
                <text:p>140000</text:p>
              </table:table-cell>
              <table:table-cell office:value-type="float" office:value="145000">
                <text:p>145000</text:p>
              </table:table-cell>
              <table:table-cell office:value-type="float" office:value="150000">
                <text:p>150000</text:p>
              </table:table-cell>
              <table:table-cell office:value-type="float" office:value="155000">
                <text:p>155000</text:p>
              </table:table-cell>
              <table:table-cell office:value-type="float" office:value="160000">
                <text:p>160000</text:p>
              </table:table-cell>
              <table:table-cell office:value-type="float" office:value="165000">
                <text:p>165000</text:p>
              </table:table-cell>
              <table:table-cell office:value-type="float" office:value="170000">
                <text:p>170000</text:p>
              </table:table-cell>
              <table:table-cell office:value-type="float" office:value="175000">
                <text:p>175000</text:p>
              </table:table-cell>
              <table:table-cell office:value-type="float" office:value="180000">
                <text:p>180000</text:p>
              </table:table-cell>
              <table:table-cell office:value-type="float" office:value="185000">
                <text:p>185000</text:p>
              </table:table-cell>
              <table:table-cell office:value-type="float" office:value="190000">
                <text:p>190000</text:p>
              </table:table-cell>
              <table:table-cell office:value-type="float" office:value="195000">
                <text:p>195000</text:p>
              </table:table-cell>
              <table:table-cell office:value-type="float" office:value="200000">
                <text:p>200000</text:p>
              </table:table-cell>
              <table:table-cell office:value-type="float" office:value="205000">
                <text:p>205000</text:p>
              </table:table-cell>
              <table:table-cell office:value-type="float" office:value="210000">
                <text:p>210000</text:p>
              </table:table-cell>
              <table:table-cell office:value-type="float" office:value="215000">
                <text:p>215000</text:p>
              </table:table-cell>
              <table:table-cell office:value-type="float" office:value="220000">
                <text:p>220000</text:p>
              </table:table-cell>
              <table:table-cell office:value-type="float" office:value="225000">
                <text:p>225000</text:p>
              </table:table-cell>
              <table:table-cell office:value-type="float" office:value="230000">
                <text:p>230000</text:p>
              </table:table-cell>
              <table:table-cell office:value-type="float" office:value="235000">
                <text:p>235000</text:p>
              </table:table-cell>
              <table:table-cell office:value-type="float" office:value="240000">
                <text:p>240000</text:p>
              </table:table-cell>
              <table:table-cell office:value-type="float" office:value="245000">
                <text:p>245000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  <table:table-cell office:value-type="float" office:value="260000">
                <text:p>260000</text:p>
              </table:table-cell>
              <table:table-cell office:value-type="float" office:value="265016">
                <text:p>265016</text:p>
              </table:table-cell>
              <table:table-cell office:value-type="float" office:value="270000">
                <text:p>270000</text:p>
              </table:table-cell>
              <table:table-cell office:value-type="float" office:value="275000">
                <text:p>275000</text:p>
              </table:table-cell>
              <table:table-cell office:value-type="float" office:value="280000">
                <text:p>280000</text:p>
              </table:table-cell>
              <table:table-cell office:value-type="float" office:value="285000">
                <text:p>285000</text:p>
              </table:table-cell>
              <table:table-cell office:value-type="float" office:value="290000">
                <text:p>290000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985.56740140517">
                <text:p>985.56740140517</text:p>
              </table:table-cell>
              <table:table-cell office:value-type="float" office:value="985.56740140517">
                <text:p>985.56740140517</text:p>
              </table:table-cell>
              <table:table-cell office:value-type="float" office:value="985.56740140517">
                <text:p>985.56740140517</text:p>
              </table:table-cell>
              <table:table-cell office:value-type="float" office:value="985.56740140517">
                <text:p>985.56740140517</text:p>
              </table:table-cell>
              <table:table-cell office:value-type="float" office:value="985.56740140517">
                <text:p>985.56740140517</text:p>
              </table:table-cell>
              <table:table-cell office:value-type="float" office:value="985.56740140517">
                <text:p>985.56740140517</text:p>
              </table:table-cell>
              <table:table-cell office:value-type="float" office:value="985.56740140517">
                <text:p>985.56740140517</text:p>
              </table:table-cell>
              <table:table-cell office:value-type="float" office:value="985.56740140517">
                <text:p>985.56740140517</text:p>
              </table:table-cell>
              <table:table-cell office:value-type="float" office:value="985.56740140517">
                <text:p>985.56740140517</text:p>
              </table:table-cell>
              <table:table-cell office:value-type="float" office:value="985.56740140517">
                <text:p>985.56740140517</text:p>
              </table:table-cell>
              <table:table-cell office:value-type="float" office:value="985.56740140517">
                <text:p>985.56740140517</text:p>
              </table:table-cell>
              <table:table-cell office:value-type="float" office:value="985.56740140517">
                <text:p>985.56740140517</text:p>
              </table:table-cell>
              <table:table-cell office:value-type="float" office:value="985.56740140517">
                <text:p>985.56740140517</text:p>
              </table:table-cell>
              <table:table-cell office:value-type="float" office:value="985.56740140517">
                <text:p>985.56740140517</text:p>
              </table:table-cell>
              <table:table-cell office:value-type="float" office:value="969.511258843066">
                <text:p>969.511258843066</text:p>
              </table:table-cell>
              <table:table-cell office:value-type="float" office:value="965.800379615347">
                <text:p>965.800379615347</text:p>
              </table:table-cell>
              <table:table-cell office:value-type="float" office:value="965.800379615347">
                <text:p>965.800379615347</text:p>
              </table:table-cell>
              <table:table-cell office:value-type="float" office:value="965.800379615347">
                <text:p>965.800379615347</text:p>
              </table:table-cell>
              <table:table-cell office:value-type="float" office:value="965.800379615347">
                <text:p>965.800379615347</text:p>
              </table:table-cell>
              <table:table-cell office:value-type="float" office:value="965.800379615347">
                <text:p>965.800379615347</text:p>
              </table:table-cell>
              <table:table-cell office:value-type="float" office:value="965.800379615347">
                <text:p>965.800379615347</text:p>
              </table:table-cell>
              <table:table-cell office:value-type="float" office:value="965.800379615347">
                <text:p>965.800379615347</text:p>
              </table:table-cell>
              <table:table-cell office:value-type="float" office:value="965.800379615347">
                <text:p>965.800379615347</text:p>
              </table:table-cell>
              <table:table-cell office:value-type="float" office:value="965.800379615347">
                <text:p>965.800379615347</text:p>
              </table:table-cell>
              <table:table-cell office:value-type="float" office:value="965.800379615347">
                <text:p>965.800379615347</text:p>
              </table:table-cell>
              <table:table-cell office:value-type="float" office:value="965.800379615347">
                <text:p>965.800379615347</text:p>
              </table:table-cell>
              <table:table-cell office:value-type="float" office:value="965.800379615347">
                <text:p>965.800379615347</text:p>
              </table:table-cell>
              <table:table-cell office:value-type="float" office:value="965.800379615347">
                <text:p>965.800379615347</text:p>
              </table:table-cell>
              <table:table-cell office:value-type="float" office:value="965.800379615347">
                <text:p>965.800379615347</text:p>
              </table:table-cell>
              <table:table-cell office:value-type="float" office:value="965.800379615347">
                <text:p>965.800379615347</text:p>
              </table:table-cell>
              <table:table-cell office:value-type="float" office:value="963.973853936088">
                <text:p>963.973853936088</text:p>
              </table:table-cell>
              <table:table-cell office:value-type="float" office:value="963.973853936088">
                <text:p>963.973853936088</text:p>
              </table:table-cell>
              <table:table-cell office:value-type="float" office:value="963.973853936088">
                <text:p>963.973853936088</text:p>
              </table:table-cell>
              <table:table-cell office:value-type="float" office:value="963.973853936088">
                <text:p>963.973853936088</text:p>
              </table:table-cell>
              <table:table-cell office:value-type="float" office:value="963.973853936088">
                <text:p>963.973853936088</text:p>
              </table:table-cell>
              <table:table-cell office:value-type="float" office:value="963.973853936088">
                <text:p>963.973853936088</text:p>
              </table:table-cell>
              <table:table-cell office:value-type="float" office:value="963.973853936088">
                <text:p>963.973853936088</text:p>
              </table:table-cell>
              <table:table-cell office:value-type="float" office:value="963.973853936088">
                <text:p>963.973853936088</text:p>
              </table:table-cell>
              <table:table-cell office:value-type="float" office:value="963.973853936088">
                <text:p>963.973853936088</text:p>
              </table:table-cell>
              <table:table-cell office:value-type="float" office:value="963.973853936088">
                <text:p>963.973853936088</text:p>
              </table:table-cell>
              <table:table-cell office:value-type="float" office:value="963.973853936088">
                <text:p>963.973853936088</text:p>
              </table:table-cell>
              <table:table-cell office:value-type="float" office:value="963.973853936088">
                <text:p>963.973853936088</text:p>
              </table:table-cell>
              <table:table-cell office:value-type="float" office:value="963.973853936088">
                <text:p>963.973853936088</text:p>
              </table:table-cell>
              <table:table-cell office:value-type="float" office:value="963.973853936088">
                <text:p>963.973853936088</text:p>
              </table:table-cell>
              <table:table-cell office:value-type="float" office:value="963.973853936088">
                <text:p>963.973853936088</text:p>
              </table:table-cell>
              <table:table-cell office:value-type="float" office:value="963.973853936088">
                <text:p>963.973853936088</text:p>
              </table:table-cell>
              <table:table-cell office:value-type="float" office:value="963.973853936088">
                <text:p>963.973853936088</text:p>
              </table:table-cell>
              <table:table-cell office:value-type="float" office:value="963.973853936088">
                <text:p>963.973853936088</text:p>
              </table:table-cell>
              <table:table-cell office:value-type="float" office:value="963.973853936088">
                <text:p>963.973853936088</text:p>
              </table:table-cell>
              <table:table-cell office:value-type="float" office:value="963.973853936088">
                <text:p>963.973853936088</text:p>
              </table:table-cell>
              <table:table-cell office:value-type="float" office:value="963.973853936088">
                <text:p>963.973853936088</text:p>
              </table:table-cell>
              <table:table-cell office:value-type="float" office:value="963.973853936088">
                <text:p>963.973853936088</text:p>
              </table:table-cell>
              <table:table-cell office:value-type="float" office:value="963.973853936088">
                <text:p>963.973853936088</text:p>
              </table:table-cell>
              <table:table-cell office:value-type="float" office:value="963.973853936088">
                <text:p>963.973853936088</text:p>
              </table:table-cell>
              <table:table-cell office:value-type="float" office:value="963.973853936088">
                <text:p>963.973853936088</text:p>
              </table:table-cell>
              <table:table-cell office:value-type="float" office:value="963.973853936088">
                <text:p>963.973853936088</text:p>
              </table:table-cell>
              <table:table-cell office:value-type="float" office:value="963.973853936088">
                <text:p>963.973853936088</text:p>
              </table:table-cell>
              <table:table-cell office:value-type="float" office:value="963.973853936088">
                <text:p>963.973853936088</text:p>
              </table:table-cell>
              <table:table-cell office:value-type="float" office:value="963.973853936088">
                <text:p>963.9738539360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